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2.1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ntidade Usuário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S DE DADOS</text:p>
          </table:table-cell>
          <table:table-cell table:style-name="ce2" office:value-type="string" calcext:value-type="string">
            <text:p>COMPRIMENTO/ ESPAÇO</text:p>
          </table:table-cell>
          <table:table-cell table:style-name="ce2" office:value-type="string" calcext:value-type="string">
            <text:p>RESTRIÇÃ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Cod_Usuári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Usuário.</text:p>
          </table:table-cell>
        </table:table-row>
        <table:table-row table:style-name="ro1">
          <table:table-cell office:value-type="string" calcext:value-type="string">
            <text:p>Nome_Usuár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Usuário.</text:p>
          </table:table-cell>
        </table:table-row>
        <table:table-row table:style-name="ro1">
          <table:table-cell office:value-type="string" calcext:value-type="string">
            <text:p>Sobre_Nome_Usuár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Usuário.</text:p>
          </table:table-cell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5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enha do Usuário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5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Email do Usuári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ntidade Tópic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_Tóp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Tópico.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ítulo do Tópico.</text:p>
          </table:table-cell>
        </table:table-row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5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Mensagem em texto do Tópico.</text:p>
          </table:table-cell>
        </table:table-row>
        <table:table-row table:style-name="ro1">
          <table:table-cell office:value-type="string" calcext:value-type="string">
            <text:p>Data_Criacao</text:p>
          </table:table-cell>
          <table:table-cell office:value-type="string" calcext:value-type="string">
            <text:p>Data Tempo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/Hora da criação do Tópico.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o Tópico ( Não respondido, Não solucionado, solucionado, fechado)</text:p>
          </table:table-cell>
        </table:table-row>
        <table:table-row table:style-name="ro1">
          <table:table-cell office:value-type="string" calcext:value-type="string">
            <text:p>Cod_Usuári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Usuário.</text:p>
          </table:table-cell>
        </table:table-row>
        <table:table-row table:style-name="ro1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Curso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ntidade Respost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_Respost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a Resposta do tópico.</text:p>
          </table:table-cell>
        </table:table-row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5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Mensagem em texto da Resposta do tópico.</text:p>
          </table:table-cell>
        </table:table-row>
        <table:table-row table:style-name="ro1">
          <table:table-cell office:value-type="string" calcext:value-type="string">
            <text:p>Solucao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Marca a Resposta como a solução do Tópico (1), ou não (0).</text:p>
          </table:table-cell>
        </table:table-row>
        <table:table-row table:style-name="ro1">
          <table:table-cell office:value-type="string" calcext:value-type="string">
            <text:p>Data_Criacao</text:p>
          </table:table-cell>
          <table:table-cell office:value-type="string" calcext:value-type="string">
            <text:p>Data Tempo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/Hora da criação da Resposta.</text:p>
          </table:table-cell>
        </table:table-row>
        <table:table-row table:style-name="ro1">
          <table:table-cell office:value-type="string" calcext:value-type="string">
            <text:p>Cod_Usuári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Usuário.</text:p>
          </table:table-cell>
        </table:table-row>
        <table:table-row table:style-name="ro1">
          <table:table-cell office:value-type="string" calcext:value-type="string">
            <text:p>Cod_Tóp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Tópico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ntidade Curs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Curso.</text:p>
          </table:table-cell>
        </table:table-row>
        <table:table-row table:style-name="ro1">
          <table:table-cell office:value-type="string" calcext:value-type="string">
            <text:p>Nome_Curs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Curso.</text:p>
          </table:table-cell>
        </table:table-row>
        <table:table-row table:style-name="ro1">
          <table:table-cell office:value-type="string" calcext:value-type="string">
            <text:p>Cod_Categor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odigo de identificação da Categoria.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Entidade Categori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_Categor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odigo de identificação da Categoria.</text:p>
          </table:table-cell>
        </table:table-row>
        <table:table-row table:style-name="ro1">
          <table:table-cell office:value-type="string" calcext:value-type="string">
            <text:p>Nome_Categoria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3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Categor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5:13:34.353662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3:11:13.626951846</meta:creation-date>
    <meta:generator>LibreOffice/7.5.5.2$Linux_X86_64 LibreOffice_project/ca8fe7424262805f223b9a2334bc7181abbcbf5e</meta:generator>
    <dc:date>2023-10-31T15:53:40.826728894</dc:date>
    <meta:editing-duration>PT5H29M29S</meta:editing-duration>
    <meta:editing-cycles>26</meta:editing-cycles>
    <meta:document-statistic meta:table-count="1" meta:cell-count="125" meta:object-count="0"/>
  </office:meta>
</office:document-meta>
</file>